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draw:marker-start-width="0.355cm" draw:marker-end-width="0.152cm" draw:fill="solid" draw:fill-color="#ffffff" draw:textarea-horizontal-align="justify" draw:textarea-vertical-align="middle" draw:auto-grow-height="false" fo:min-height="16.309cm" fo:min-width="14.18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55cm" draw:marker-end-width="0.152cm" draw:fill="solid" draw:fill-color="#ffffff" draw:textarea-horizontal-align="justify" draw:textarea-vertical-align="middle" draw:auto-grow-height="false" fo:min-height="7.473cm" fo:min-width="10.919cm" fo:padding-top="0.15cm" fo:padding-bottom="0.15cm" fo:padding-left="0.275cm" fo:padding-right="0.275cm"/>
    </style:style>
    <style:style style:name="gr3" style:family="graphic" style:parent-style-name="standard" style:list-style-name="L1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691cm" fo:min-width="2.34cm" fo:padding-top="0.15cm" fo:padding-bottom="0.15cm" fo:padding-left="0.275cm" fo:padding-right="0.275cm"/>
    </style:style>
    <style:style style:name="gr4" style:family="graphic" style:parent-style-name="standard" style:list-style-name="L2">
      <style:graphic-properties svg:stroke-width="0.051cm" draw:marker-start-width="0.355cm" draw:marker-end-width="0.152cm" draw:fill="none" draw:textarea-horizontal-align="justify" draw:textarea-vertical-align="middle" draw:auto-grow-height="false" fo:min-height="5.457cm" fo:min-width="3.45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55cm" draw:marker-end-width="0.152cm" draw:fill="hatch" draw:fill-color="#b2b2b2" draw:fill-hatch-name="Black_20_-45_20_Degrees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 style:list-style-name="L2">
      <style:graphic-properties svg:stroke-width="0.051cm" draw:marker-start-width="0.355cm" draw:marker-end-width="0.152cm" draw:fill="none" draw:textarea-horizontal-align="justify" draw:textarea-vertical-align="middle" draw:auto-grow-height="false" fo:min-height="5.457cm" fo:min-width="3.453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svg:stroke-width="0.051cm" draw:marker-start-width="0.355cm" draw:marker-end-width="0.152cm" draw:fill="solid" draw:fill-color="#000000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609cm" fo:min-width="1.362cm"/>
    </style:style>
    <style:style style:name="gr10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323cm" fo:min-width="1.262cm"/>
    </style:style>
    <style:style style:name="gr11" style:family="graphic" style:parent-style-name="standard">
      <style:graphic-properties draw:stroke="solid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5.67cm" fo:min-width="4.062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Dashed_20__28_var_29_"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stroke="solid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1.343cm" fo:min-width="2.095cm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348cm" fo:min-width="3.736cm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Dashed_20__28_var_29_" svg:stroke-width="0.051cm" draw:marker-start-width="0.355cm" draw:marker-end-width="0.152cm" draw:fill="hatch" draw:fill-color="#b2b2b2" draw:fill-hatch-name="Black_20_-45_20_Degrees" draw:fill-hatch-solid="false" draw:textarea-horizontal-align="justify" draw:textarea-vertical-align="middle" draw:auto-grow-height="false" fo:min-height="0.081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Dashed_20__28_var_29_" svg:stroke-width="0.051cm" draw:marker-start-width="0.355cm" draw:marker-end-width="0.152cm" draw:fill="solid" draw:fill-color="#000000" draw:fill-hatch-solid="false" draw:textarea-horizontal-align="justify" draw:textarea-vertical-align="middle" draw:auto-grow-height="false" fo:min-height="0.081cm" fo:min-width="0cm" fo:padding-top="0.15cm" fo:padding-bottom="0.15cm" fo:padding-left="0.275cm" fo:padding-right="0.275cm"/>
    </style:style>
    <style:style style:name="gr17" style:family="graphic" style:parent-style-name="standard" style:list-style-name="L2">
      <style:graphic-properties svg:stroke-width="0.051cm" draw:marker-start-width="0.355cm" draw:marker-end-width="0.152cm" draw:fill="none" draw:textarea-horizontal-align="justify" draw:textarea-vertical-align="middle" draw:auto-grow-height="false" fo:min-height="5.457cm" fo:min-width="3.453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355cm" draw:marker-end-width="0.152cm" draw:fill="solid" draw:fill-color="#ffffff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Dashed_20__28_var_29_"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136cm" fo:min-width="1.28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7.8999996185303pt"/>
    </style:style>
    <style:style style:name="P3" style:family="paragraph">
      <style:paragraph-properties fo:margin-left="0cm" fo:margin-right="0cm" fo:text-align="center" fo:text-indent="0cm"/>
      <style:text-properties style:font-name="LM Roman 9" fo:font-size="17.8999996185303pt" style:letter-kerning="true" style:font-name-asian="Droid Sans Fallback" style:font-size-asian="18pt" style:font-name-complex="FreeSans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17.8999996185303pt" fo:font-weight="bold" style:font-weight-asian="bold" style:font-weight-complex="bold"/>
    </style:style>
    <style:style style:name="P7" style:family="paragraph">
      <style:paragraph-properties fo:text-align="center"/>
      <style:text-properties fo:font-size="17.8999996185303pt"/>
    </style:style>
    <style:style style:name="T1" style:family="text">
      <style:text-properties style:font-name="LM Roman 9" fo:font-size="17.8999996185303pt" style:text-underline-style="solid" style:text-underline-width="auto" style:text-underline-color="font-color" style:letter-kerning="true" style:font-name-asian="Droid Sans Fallback" style:font-size-asian="18pt" style:font-name-complex="FreeSans" style:font-size-complex="18pt"/>
    </style:style>
    <style:style style:name="T2" style:family="text">
      <style:text-properties style:font-name="LM Roman 9" fo:font-size="17.8999996185303pt" style:letter-kerning="true" style:font-name-asian="Droid Sans Fallback" style:font-size-asian="18pt" style:font-name-complex="FreeSans" style:font-size-complex="18pt"/>
    </style:style>
    <style:style style:name="T3" style:family="text">
      <style:text-properties style:font-name="LM Roman 9" fo:font-size="17.8999996185303pt" fo:font-weight="normal" style:letter-kerning="true" style:font-name-asian="Droid Sans Fallback" style:font-size-asian="18pt" style:font-weight-asian="normal" style:font-name-complex="FreeSans" style:font-size-complex="18pt" style:font-weight-complex="normal"/>
    </style:style>
    <style:style style:name="T4" style:family="text">
      <style:text-properties style:font-name="LM Roman 9" fo:font-size="17.8999996185303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5" style:family="text">
      <style:text-properties style:font-name="LM Roman 9"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732cm" svg:height="16.609cm" svg:x="12.192cm" svg:y="0.114cm">
          <text:p text:style-name="P1"><text:span text:style-name="T1">aprendizado ativo</text:span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469cm" svg:height="7.773cm" svg:x="0.088cm" svg:y="0.101cm">
          <text:p text:style-name="P1"><text:span text:style-name="T2">domínio da aplicação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2.996cm" svg:height="1.097cm" svg:x="12.887cm" svg:y="4.472cm">
          <text:p text:style-name="P1"><text:span text:style-name="T2">model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4.003cm" svg:height="5.757cm" svg:x="0.393cm" svg:y="1.708cm">
          <text:p text:style-name="P1"><text:span text:style-name="T2">reserva de</text:span></text:p>
          <text:p text:style-name="P1"><text:span text:style-name="T2">exemplos</text:span></text:p>
          <text:p text:style-name="P1"><text:span text:style-name="T2"/></text:p>
          <draw:enhanced-geometry svg:viewBox="0 0 88 21600" draw:mirror-horizontal="true" draw:mirror-vertical="false" draw:glue-points="44 ?f6 44 0 0 10800 44 21600 88 10800" draw:text-areas="0 ?f6 88 ?f3" draw:type="can" draw:modifiers="5048.228571428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0.381cm" svg:height="0.381cm" svg:x="2.591cm" svg:y="6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.879cm" svg:y="6.9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.181cm" svg:y="6.8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0.56cm" svg:y="6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2.591cm" svg:y="6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.879cm" svg:y="6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.181cm" svg:y="6.3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0.56cm" svg:y="6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3.331cm" svg:y="6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3.979cm" svg:y="6.6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3.331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3.979cm" svg:y="6.1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2.591cm" svg:y="5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.879cm" svg:y="5.9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.181cm" svg:y="5.8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0.56cm" svg:y="5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2.591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.879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.181cm" svg:y="5.3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0.56cm" svg:y="5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3.331cm" svg:y="5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3.979cm" svg:y="5.6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3.331cm" svg:y="5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3.979cm" svg:y="5.1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003cm" svg:height="5.757cm" svg:x="7.16cm" svg:y="1.708cm">
          <text:p text:style-name="P1"><text:span text:style-name="T2"/></text:p>
          <text:p text:style-name="P1"><text:span text:style-name="T2">novos</text:span></text:p>
          <text:p text:style-name="P1"><text:span text:style-name="T2">dados</text:span></text:p>
          <text:p text:style-name="P1"><text:span text:style-name="T2"/></text:p>
          <text:p text:style-name="P1"><text:span text:style-name="T2"/></text:p>
          <draw:enhanced-geometry svg:viewBox="0 0 88 21600" draw:mirror-horizontal="true" draw:mirror-vertical="false" draw:glue-points="44 ?f6 44 0 0 10800 44 21600 88 10800" draw:text-areas="0 ?f6 88 ?f3" draw:type="can" draw:modifiers="5048.228571428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0.381cm" svg:height="0.381cm" svg:x="9.358cm" svg:y="6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8.646cm" svg:y="6.9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7.948cm" svg:y="6.8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7.327cm" svg:y="6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9.358cm" svg:y="6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8.646cm" svg:y="6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7.948cm" svg:y="6.3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7.327cm" svg:y="6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0.098cm" svg:y="6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0.381cm" svg:height="0.381cm" svg:x="10.746cm" svg:y="6.6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0.098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9.358cm" svg:y="5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8.646cm" svg:y="5.9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7.948cm" svg:y="5.8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7.327cm" svg:y="5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0.098cm" svg:y="5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385cm" svg:y1="4.472cm" svg:x2="14.371cm" svg:y2="2.183cm" draw:start-shape="id1" draw:start-glue-point="0" draw:end-shape="id2" draw:end-glue-point="8" svg:d="M14385 4472l-14-2289" svg:viewBox="0 0 15 2290">
          <text:p text:style-name="P4">cdsfgsdfgpprediz</text:p>
        </draw:connector>
        <draw:custom-shape draw:style-name="gr8" draw:text-style-name="P4" xml:id="id2" draw:id="id2" draw:layer="layout" svg:width="0.381cm" svg:height="0.381cm" svg:x="14.18cm" svg:y="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54cm" svg:height="0.951cm" draw:transform="rotate (1.5707963267949) translate (13.287cm 4.437cm)">
          <text:p text:style-name="P1"><text:span text:style-name="T2">predi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824cm" svg:height="0.635cm" svg:x="16.551cm" svg:y="4.356cm">
          <text:p text:style-name="P5"><text:span text:style-name="T3">3-</text:span><text:span text:style-name="T4">indu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3" draw:id="id3" draw:layer="layout" svg:width="7.72cm" svg:height="5.969cm" svg:x="18.685cm" svg:y="4.064cm">
          <text:p text:style-name="P1"><text:span text:style-name="T2">estratégia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2" draw:text-style-name="P4" draw:layer="layout" draw:type="line" svg:x1="22.545cm" svg:y1="10.033cm" svg:x2="22.536cm" svg:y2="10.695cm" draw:start-shape="id3" draw:end-shape="id4" draw:end-glue-point="0" svg:d="M22545 10033l-9 662" svg:viewBox="0 0 10 663">
          <text:p/>
        </draw:connector>
        <draw:connector draw:style-name="gr12" draw:text-style-name="P4" draw:layer="layout" draw:line-skew="0.738cm" svg:x1="24.538cm" svg:y1="13.573cm" svg:x2="24.799cm" svg:y2="6.534cm" draw:start-shape="id4" draw:start-glue-point="1" draw:end-shape="id5" draw:end-glue-point="1" svg:d="M24538 13573h1526v-7039h-1265" svg:viewBox="0 0 1527 7040">
          <text:p/>
        </draw:connector>
        <draw:custom-shape draw:style-name="gr13" draw:text-style-name="P7" xml:id="id6" draw:id="id6" draw:layer="layout" svg:width="4.429cm" svg:height="1.642cm" svg:x="13.589cm" svg:y="12.746cm">
          <text:p text:style-name="P4"><text:span text:style-name="T5">oráculo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" draw:text-style-name="P3" xml:id="id5" draw:id="id5" draw:layer="layout" svg:width="4.464cm" svg:height="1.826cm" svg:x="20.335cm" svg:y="5.621cm">
          <text:p text:style-name="P1"><text:span text:style-name="T2">algoritmo de</text:span></text:p>
          <text:p text:style-name="P1"><text:span text:style-name="T3">aprendiza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0.381cm" svg:height="0.381cm" svg:x="15.164cm" svg:y="11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381cm" svg:height="0.381cm" svg:x="18.582cm" svg:y="12.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17" draw:text-style-name="P3" draw:layer="layout" svg:width="4.003cm" svg:height="5.757cm" svg:x="20.534cm" svg:y="10.695cm">
            <text:p text:style-name="P1"><text:span text:style-name="T2"/></text:p>
            <text:p text:style-name="P1"><text:span text:style-name="T2">conjunto de</text:span></text:p>
            <text:p text:style-name="P1"><text:span text:style-name="T2">treinamento</text:span></text:p>
            <text:p text:style-name="P1"><text:span text:style-name="T2"/></text:p>
            <text:p text:style-name="P1"><text:span text:style-name="T2"/></text:p>
            <draw:enhanced-geometry svg:viewBox="0 0 88 21600" draw:mirror-horizontal="true" draw:mirror-vertical="false" draw:glue-points="44 ?f6 44 0 0 10800 44 21600 88 10800" draw:text-areas="0 ?f6 88 ?f3" draw:type="can" draw:modifiers="5048.2285714285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" draw:text-style-name="P4" draw:layer="layout" svg:width="0.381cm" svg:height="0.381cm" svg:x="22.732cm" svg:y="15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0.381cm" svg:height="0.381cm" svg:x="22.02cm" svg:y="15.9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81cm" svg:height="0.381cm" svg:x="22.02cm" svg:y="15.43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81cm" svg:height="0.381cm" svg:x="24.12cm" svg:y="15.10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81cm" svg:height="0.381cm" svg:x="21.322cm" svg:y="14.33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0.381cm" svg:height="0.381cm" svg:x="23.472cm" svg:y="14.8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81cm" svg:height="0.381cm" svg:x="24.12cm" svg:y="14.6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4" draw:layer="layout" svg:x1="22.567cm" svg:y1="5.621cm" svg:x2="15.883cm" svg:y2="5.02cm" draw:start-shape="id5" draw:start-glue-point="0" draw:end-shape="id1" draw:end-glue-point="1" svg:d="M22567 5621v-601h-6684" svg:viewBox="0 0 6685 602">
          <text:p/>
        </draw:connector>
        <draw:connector draw:style-name="gr12" draw:text-style-name="P4" draw:layer="layout" svg:x1="19.457cm" svg:y1="7.049cm" svg:x2="15.804cm" svg:y2="12.746cm" draw:start-shape="id3" draw:start-glue-point="5" draw:end-shape="id6" draw:end-glue-point="4" svg:d="M19457 7049h-3653v5697" svg:viewBox="0 0 3654 5698">
          <text:p/>
        </draw:connector>
        <draw:connector draw:style-name="gr12" draw:text-style-name="P4" draw:layer="layout" draw:type="line" svg:x1="17.576cm" svg:y1="13.567cm" svg:x2="20.535cm" svg:y2="13.573cm" draw:start-shape="id6" draw:start-glue-point="7" draw:end-shape="id4" draw:end-glue-point="3" svg:d="M17576 13567l2959 6" svg:viewBox="0 0 2960 7">
          <text:p/>
        </draw:connector>
        <draw:connector draw:style-name="gr19" draw:text-style-name="P4" draw:layer="layout" svg:x1="10.937cm" svg:y1="6.618cm" svg:x2="12.887cm" svg:y2="5.02cm" draw:start-shape="id7" draw:start-glue-point="4" draw:end-shape="id1" draw:end-glue-point="3" svg:d="M10937 6618v-1598h1950" svg:viewBox="0 0 1951 1599">
          <text:p/>
        </draw:connector>
        <draw:connector draw:style-name="gr12" draw:text-style-name="P4" draw:layer="layout" draw:line-skew="0.262cm" svg:x1="2.396cm" svg:y1="1.708cm" svg:x2="22.545cm" svg:y2="4.064cm" draw:start-shape="id8" draw:start-glue-point="5" draw:end-shape="id3" draw:end-glue-point="4" svg:d="M2396 1708v-265h20149v2621" svg:viewBox="0 0 20150 2622">
          <text:p/>
        </draw:connector>
        <draw:custom-shape draw:style-name="gr20" draw:text-style-name="P6" draw:layer="layout" svg:width="1.824cm" svg:height="0.426cm" svg:x="16.652cm" svg:y="7.166cm">
          <text:p text:style-name="P5"><text:span text:style-name="T3">1-</text:span><text:span text:style-name="T4">consul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824cm" svg:height="0.635cm" svg:x="18.054cm" svg:y="13.657cm">
          <text:p text:style-name="P5"><text:span text:style-name="T3">2-</text:span><text:span text:style-name="T4">rotul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svg:x1="14.385cm" svg:y1="5.569cm" svg:x2="20.335cm" svg:y2="6.534cm" draw:start-shape="id1" draw:start-glue-point="2" draw:end-shape="id5" draw:end-glue-point="3" svg:d="M14385 5569v965h5950" svg:viewBox="0 0 5951 9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 draw:textarea-horizontal-align="right" draw:fit-to-contour="tru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076cm" fo:page-height="16.8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3:06:24.605600283</meta:creation-date>
    <dc:date>2015-07-10T16:54:27.111303224</dc:date>
    <meta:editing-duration>P1DT3H57M12S</meta:editing-duration>
    <meta:editing-cycles>38</meta:editing-cycles>
    <meta:generator>LibreOffice/4.3.3.2$Linux_X86_64 LibreOffice_project/430m0$Build-2</meta:generator>
    <meta:document-statistic meta:object-count="73"/>
  </office:meta>
</office:document-meta>
</file>